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f653" officeooo:paragraph-rsid="0013f653"/>
    </style:style>
    <style:style style:name="P2" style:family="paragraph" style:parent-style-name="Standard">
      <style:text-properties officeooo:rsid="0013f653" officeooo:paragraph-rsid="0013f653"/>
    </style:style>
    <style:style style:name="P3" style:family="paragraph" style:parent-style-name="Standard">
      <style:text-properties officeooo:rsid="0015d223" officeooo:paragraph-rsid="0015d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o wallet : 34.77.113.111</text:p>
      <text:p text:style-name="P2"/>
      <text:p text:style-name="P2"/>
      <text:p text:style-name="P2">sql password root : FhFdcE9L7pM83sck</text:p>
      <text:p text:style-name="P2"/>
      <text:p text:style-name="P2"/>
      <text:p text:style-name="P3">sql password user: rbr@s#,[yX]3L9t!</text:p>
      <text:p text:style-name="P2"/>
      <text:p text:style-name="P2"/>
      <text:p text:style-name="P2">Stop server</text:p>
      <text:p text:style-name="P2"/>
      <text:p text:style-name="P1"><text:span text:style-name="Source_20_Text">systemctl status mssql-server --no-pager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2:46:43.423651623</meta:creation-date>
    <dc:date>2021-02-04T15:55:30.411595368</dc:date>
    <meta:editing-duration>PT2H38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0" meta:character-count="148" meta:non-whitespace-character-count="134"/>
  </office:meta>
</office:document-meta>
</file>